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A00000131F3A3BA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Fine_20_Dashed" svg:stroke-color="#000000" draw:fill="none" draw:fill-color="#ffffff" fo:min-height="0.1cm"/>
    </style:style>
    <style:style style:name="gr4" style:family="graphic" style:parent-style-name="objectwithoutfill">
      <style:graphic-properties draw:stroke="solid" draw:stroke-dash="Fine_20_Dashed"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stroke-dash="Fine_20_Dashed"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stroke-dash="Fine_20_Dashed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589cm" svg:height="9.667cm" svg:x="0.011cm" svg:y="0.2cm">
          <draw:image xlink:href="Pictures/100000000000026A00000131F3A3BA45.png" xlink:type="simple" xlink:show="embed" xlink:actuate="onLoad">
            <text:p/>
          </draw:image>
        </draw:frame>
        <draw:custom-shape draw:style-name="gr2" draw:text-style-name="P1" draw:layer="layout" svg:width="6.1cm" svg:height="8.8cm" svg:x="0.4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6.3cm" svg:x="10.3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3cm" svg:height="1.107cm" svg:x="1.5cm" svg:y="10.65cm">
          <draw:text-box>
            <text:p text:style-name="P2"><text:span text:style-name="T1">電源及びその内部抵抗と、それに並列接続した抵抗の等価回路</text:span></text:p>
          </draw:text-box>
        </draw:frame>
        <draw:frame draw:style-name="gr3" draw:text-style-name="P2" draw:layer="layout" svg:width="7.2cm" svg:height="1.157cm" svg:x="13.3cm" svg:y="8.7cm">
          <draw:text-box>
            <text:p text:style-name="P2"><text:span text:style-name="T1">LCR</text:span><text:span text:style-name="T1">メータにより測定された値を用いたコイルの等価回路</text:span></text:p>
          </draw:text-box>
        </draw:frame>
        <draw:line draw:style-name="gr4" draw:text-style-name="P1" draw:layer="layout" svg:x1="19.1cm" svg:y1="8.7cm" svg:x2="19.1cm" svg:y2="6.7cm">
          <text:p/>
        </draw:line>
        <draw:custom-shape draw:style-name="gr5" draw:text-style-name="P1" draw:layer="layout" svg:width="1.3cm" svg:height="0.8cm" svg:x="2.2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0.8cm" svg:x="2.3cm" svg:y="6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929cm" svg:height="5.019cm" svg:x="0.4cm" svg:y="3.3cm">
          <draw:text-box>
            <text:p text:style-name="P2"><text:span text:style-name="T1">ファンクション・ジェネレータ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16T17:50:41.176772407</dc:date>
    <meta:generator>LibreOffice/4.2.8.2$Linux_X86_64 LibreOffice_project/420m0$Build-2</meta:generator>
    <meta:editing-duration>PT13M4S</meta:editing-duration>
    <meta:editing-cycles>6</meta:editing-cycles>
    <meta:document-statistic meta:object-count="9"/>
  </office:meta>
</office:document-meta>
</file>